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4" table:default-cell-style-name="Default"/>
        <table:table-row table:style-name="ro1">
          <table:table-cell>
            <draw:frame table:end-cell-address="Sheet1.G17" table:end-x="0.028cm" table:end-y="0.421cm" draw:z-index="0" draw:style-name="gr1" svg:width="16.328cm" svg:height="7.618cm" svg:x="0cm" svg:y="0cm">
              <draw:object draw:notify-on-update-of-ranges="Sheet1.H2:Sheet1.H9 Sheet1.I1:Sheet1.I1 Sheet1.I2:Sheet1.I9 Sheet1.J1:Sheet1.J1 Sheet1.J2:Sheet1.J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 office:value-type="string">
            <text:p>Tamanho da matriz</text:p>
          </table:table-cell>
          <table:table-cell table:style-name="Default" office:value-type="string">
            <text:p>Em Tempo de execução</text:p>
          </table:table-cell>
          <table:table-cell table:style-name="Default" office:value-type="string">
            <text:p>Criando array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">
            <text:p>1.000</text:p>
          </table:table-cell>
          <table:table-cell office:value-type="float" office:value="0.0015">
            <text:p>0,0015</text:p>
          </table:table-cell>
          <table:table-cell office:value-type="float" office:value="0.001608">
            <text:p>0,0016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00">
            <text:p>5.000</text:p>
          </table:table-cell>
          <table:table-cell office:value-type="float" office:value="0.007692">
            <text:p>0,0077</text:p>
          </table:table-cell>
          <table:table-cell office:value-type="float" office:value="0.007847">
            <text:p>0,007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0">
            <text:p>10.000</text:p>
          </table:table-cell>
          <table:table-cell office:value-type="float" office:value="0.017">
            <text:p>0,0170</text:p>
          </table:table-cell>
          <table:table-cell office:value-type="float" office:value="0.01701">
            <text:p>0,0170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000">
            <text:p>50.000</text:p>
          </table:table-cell>
          <table:table-cell office:value-type="float" office:value="0.093439">
            <text:p>0,0934</text:p>
          </table:table-cell>
          <table:table-cell office:value-type="float" office:value="0.096481">
            <text:p>0,0965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00">
            <text:p>100.000</text:p>
          </table:table-cell>
          <table:table-cell office:value-type="float" office:value="0.1813">
            <text:p>0,1813</text:p>
          </table:table-cell>
          <table:table-cell office:value-type="float" office:value="0.1769">
            <text:p>0,1769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0000">
            <text:p>500.000</text:p>
          </table:table-cell>
          <table:table-cell office:value-type="float" office:value="0.9248">
            <text:p>0,9248</text:p>
          </table:table-cell>
          <table:table-cell office:value-type="float" office:value="0.9838">
            <text:p>0,983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000">
            <text:p>1.000.000</text:p>
          </table:table-cell>
          <table:table-cell office:value-type="float" office:value="1.81">
            <text:p>1,8100</text:p>
          </table:table-cell>
          <table:table-cell office:value-type="float" office:value="1.91">
            <text:p>1,910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00000">
            <text:p>2.000.000</text:p>
          </table:table-cell>
          <table:table-cell office:value-type="float" office:value="3.7288">
            <text:p>3,7288</text:p>
          </table:table-cell>
          <table:table-cell office:value-type="float" office:value="4.0292">
            <text:p>4,0292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00000">
            <text:p>4.000.000</text:p>
          </table:table-cell>
          <table:table-cell office:value-type="float" office:value="8.648226">
            <text:p>8,6482</text:p>
          </table:table-cell>
          <table:table-cell office:value-type="float" office:value="7.4029">
            <text:p>7,402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7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0084d1" draw:fill-color="#0084d1" dr3d:edge-rounding="5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329cm" svg:height="7.619cm" chart:class="chart:line" chart:style-name="ch1">
        <chart:legend chart:legend-position="top" svg:x="5.11cm" svg:y="0.152cm" chart:style-name="ch2"/>
        <chart:plot-area chart:style-name="ch3" table:cell-range-address="Sheet1.H1:Sheet1.J9" chart:data-source-has-labels="both" svg:x="0.451cm" svg:y="0.867cm" svg:width="15.226cm" svg:height="6.649cm">
          <chart:axis chart:dimension="x" chart:name="primary-x" chart:style-name="ch4">
            <chart:title svg:x="6.299cm" svg:y="7.096cm" chart:style-name="ch5">
              <text:p>Quantidade de treinamentos</text:p>
            </chart:title>
            <chart:categories table:cell-range-address="Sheet1.H2:Sheet1.H9"/>
          </chart:axis>
          <chart:axis chart:dimension="y" chart:name="primary-y" chart:style-name="ch6">
            <chart:title svg:x="0.327cm" svg:y="4.646cm" chart:style-name="ch7">
              <text:p>Segundos</text:p>
            </chart:title>
            <chart:grid chart:style-name="ch8" chart:class="major"/>
          </chart:axis>
          <chart:series chart:style-name="ch9" chart:values-cell-range-address="Sheet1.I2:Sheet1.I9" chart:label-cell-address="Sheet1.I1:Sheet1.I1" chart:class="chart:line">
            <chart:data-point chart:repeated="8"/>
          </chart:series>
          <chart:series chart:style-name="ch10" chart:values-cell-range-address="Sheet1.J2:Sheet1.J9" chart:label-cell-address="Sheet1.J1:Sheet1.J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Em Tempo de execução</text:p>
              </table:table-cell>
              <table:table-cell office:value-type="string">
                <text:p text:id="Sheet1.J1:Sheet1.J1">Criando array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9">1.000</text:p>
              </table:table-cell>
              <table:table-cell office:value-type="float" office:value="0.0015">
                <text:p text:id="Sheet1.I2:Sheet1.I9">0.0015</text:p>
              </table:table-cell>
              <table:table-cell office:value-type="float" office:value="0.001608">
                <text:p text:id="Sheet1.J2:Sheet1.J9">0.001608</text:p>
              </table:table-cell>
            </table:table-row>
            <table:table-row>
              <table:table-cell office:value-type="string">
                <text:p>5.000</text:p>
              </table:table-cell>
              <table:table-cell office:value-type="float" office:value="0.007692">
                <text:p>0.007692</text:p>
              </table:table-cell>
              <table:table-cell office:value-type="float" office:value="0.007847">
                <text:p>0.007847</text:p>
              </table:table-cell>
            </table:table-row>
            <table:table-row>
              <table:table-cell office:value-type="string">
                <text:p>10.000</text:p>
              </table:table-cell>
              <table:table-cell office:value-type="float" office:value="0.017">
                <text:p>0.017</text:p>
              </table:table-cell>
              <table:table-cell office:value-type="float" office:value="0.01701">
                <text:p>0.01701</text:p>
              </table:table-cell>
            </table:table-row>
            <table:table-row>
              <table:table-cell office:value-type="string">
                <text:p>50.000</text:p>
              </table:table-cell>
              <table:table-cell office:value-type="float" office:value="0.093439">
                <text:p>0.093439</text:p>
              </table:table-cell>
              <table:table-cell office:value-type="float" office:value="0.096481">
                <text:p>0.096481</text:p>
              </table:table-cell>
            </table:table-row>
            <table:table-row>
              <table:table-cell office:value-type="string">
                <text:p>100.000</text:p>
              </table:table-cell>
              <table:table-cell office:value-type="float" office:value="0.1813">
                <text:p>0.1813</text:p>
              </table:table-cell>
              <table:table-cell office:value-type="float" office:value="0.1769">
                <text:p>0.1769</text:p>
              </table:table-cell>
            </table:table-row>
            <table:table-row>
              <table:table-cell office:value-type="string">
                <text:p>500.000</text:p>
              </table:table-cell>
              <table:table-cell office:value-type="float" office:value="0.9248">
                <text:p>0.9248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1.000.000</text:p>
              </table:table-cell>
              <table:table-cell office:value-type="float" office:value="1.81">
                <text:p>1.8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.000.000</text:p>
              </table:table-cell>
              <table:table-cell office:value-type="float" office:value="3.7288">
                <text:p>3.7288</text:p>
              </table:table-cell>
              <table:table-cell office:value-type="float" office:value="4.0292">
                <text:p>4.0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